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500.1000</text:p>
          </table:table-cell>
          <table:table-cell table:style-name="ce1" office:value-type="string" calcext:value-type="string">
            <text:p>1000.2000</text:p>
          </table:table-cell>
          <table:table-cell table:style-name="ce1" office:value-type="string" calcext:value-type="string">
            <text:p>2000.5000</text:p>
          </table:table-cell>
          <table:table-cell table:style-name="ce1" office:value-type="string" calcext:value-type="string">
            <text:p>5000.10000</text:p>
          </table:table-cell>
        </table:table-row>
        <table:table-row table:style-name="ro1">
          <table:table-cell office:value-type="string" calcext:value-type="string">
            <text:p>bb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oldsteinpric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goldsteinpric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ackle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alpi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ellip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goldsteinpri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griewan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lev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quadr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quarti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rastrig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rosenbro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alom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2_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pheric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te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zakharo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104839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E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21:15:58.032425308</dc:date>
    <dc:creator>Phlippie Bosman</dc:creator>
    <meta:editing-duration>PT1M34S</meta:editing-duration>
    <meta:editing-cycles>3</meta:editing-cycles>
    <meta:document-statistic meta:table-count="1" meta:cell-count="904" meta:object-count="0"/>
  </office:meta>
</office:document-meta>
</file>